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png" manifest:full-path="media/docsodtimagesheader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c178e2300-style_44" style:family="table" style:master-page-name="master_01">
      <style:table-properties table:border-model="collapsing" fo:break-before="page" table:align="left"/>
    </style:style>
    <style:style style:name="sc178e2300-style_46" style:family="table-row"/>
    <style:style style:name="sc178e2300-style_47" style:family="table-cell"/>
    <style:style style:name="sc178e2300-style_48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c178e2300-style_49" style:family="text"/>
    <style:style style:name="sc178e2300-style_50" style:family="table">
      <style:table-properties table:border-model="collapsing" style:width="225pt" fo:margin-bottom="auto" fo:margin-left="auto" fo:margin-right="auto" fo:margin-top="18.75pt" table:align="center"/>
    </style:style>
    <style:style style:name="sc178e2300-style_52" style:family="table-row"/>
    <style:style style:name="sc178e2300-style_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5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c178e2300-style_55" style:family="text"/>
    <style:style style:name="sc178e2300-style_56" style:family="table-row"/>
    <style:style style:name="sc178e2300-style_5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5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c178e2300-style_59" style:family="text"/>
    <style:style style:name="sc178e2300-style_60" style:family="table">
      <style:table-properties table:border-model="collapsing" style:width="225pt" fo:margin-bottom="auto" fo:margin-left="auto" fo:margin-right="auto" fo:margin-top="18.75pt" table:align="center"/>
    </style:style>
    <style:style style:name="sc178e2300-style_62" style:family="table-row"/>
    <style:style style:name="sc178e2300-style_6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6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c178e2300-style_65" style:family="text"/>
    <style:style style:name="sc178e2300-style_66" style:family="table-row"/>
    <style:style style:name="sc178e2300-style_6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6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c178e2300-style_69" style:family="text"/>
    <style:style style:name="sc178e2300-style_70" style:family="table">
      <style:table-properties table:border-model="collapsing" style:width="225pt" fo:margin-bottom="auto" fo:margin-left="auto" fo:margin-right="auto" fo:margin-top="18.75pt" table:align="center"/>
    </style:style>
    <style:style style:name="sc178e2300-style_72" style:family="table-row"/>
    <style:style style:name="sc178e2300-style_7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7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c178e2300-style_75" style:family="text"/>
    <style:style style:name="sc178e2300-style_76" style:family="table-row"/>
    <style:style style:name="sc178e2300-style_7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7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c178e2300-style_79" style:family="text"/>
    <style:style style:name="sc178e2300-style_80" style:family="table">
      <style:table-properties table:border-model="collapsing" style:width="225pt" fo:margin-bottom="auto" fo:margin-left="auto" fo:margin-right="auto" fo:margin-top="18.75pt" table:align="center"/>
    </style:style>
    <style:style style:name="sc178e2300-style_82" style:family="table-row"/>
    <style:style style:name="sc178e2300-style_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8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c178e2300-style_85" style:family="text"/>
    <style:style style:name="sc178e2300-style_86" style:family="table-row"/>
    <style:style style:name="sc178e2300-style_8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8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c178e2300-style_89" style:family="text"/>
    <style:style style:name="sc178e2300-style_90" style:family="table">
      <style:table-properties table:border-model="collapsing" style:width="225pt" fo:margin-bottom="auto" fo:margin-left="auto" fo:margin-right="auto" fo:margin-top="18.75pt" table:align="center"/>
    </style:style>
    <style:style style:name="sc178e2300-style_92" style:family="table-row"/>
    <style:style style:name="sc178e2300-style_9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9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c178e2300-style_95" style:family="text"/>
    <style:style style:name="sc178e2300-style_96" style:family="table-row"/>
    <style:style style:name="sc178e2300-style_9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9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c178e2300-style_99" style:family="text"/>
    <style:style style:name="sc178e2300-style_100" style:family="paragraph">
      <style:paragraph-properties fo:padding-bottom="0pt" fo:padding-left="0pt" fo:padding-right="0pt" fo:padding-top="0pt" fo:break-before="page" fo:text-align="left"/>
    </style:style>
    <style:style style:name="sc178e2300-style_101" style:family="text">
      <style:text-properties fo:font-weight="bold" fo:font-family="'Arial Black'" fo:font-size="15pt"/>
    </style:style>
    <style:style style:name="sc178e2300-style_102" style:family="text"/>
    <style:style style:name="sc178e2300-style_103" style:family="text">
      <style:text-properties fo:color="#0000cc" style:text-underline-type="single"/>
    </style:style>
    <style:style style:name="sc178e2300-style_104" style:family="text">
      <style:text-properties fo:color="#0000cc" style:text-underline-type="single"/>
    </style:style>
    <style:style style:name="sc178e2300-style_105" style:family="paragraph">
      <style:paragraph-properties fo:padding-bottom="0pt" fo:padding-left="0pt" fo:padding-right="0pt" fo:padding-top="0pt" fo:break-before="page"/>
    </style:style>
    <style:style style:name="sc178e2300-style_106" style:family="text"/>
    <style:style style:name="sc178e2300-style_107" style:family="text">
      <style:text-properties fo:font-family="'Arial'" fo:font-size="13.5pt" style:text-underline-type="single"/>
    </style:style>
    <style:style style:name="sc178e2300-style_108" style:family="table">
      <style:table-properties table:border-model="collapsing" table:align="left"/>
    </style:style>
    <style:style style:name="sc178e2300-style_110" style:family="table-row"/>
    <style:style style:name="sc178e2300-style_111" style:family="table-cell"/>
    <style:style style:name="sc178e2300-style_112" style:family="paragraph">
      <style:paragraph-properties fo:padding-bottom="0pt" fo:padding-left="0pt" fo:padding-right="0pt" fo:padding-top="0pt"/>
    </style:style>
    <style:style style:name="sc178e2300-style_113" style:family="text"/>
    <style:style style:name="sc178e2300-style_11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16" style:family="text"/>
    <style:style style:name="sc178e2300-style_11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19" style:family="text"/>
    <style:style style:name="sc178e2300-style_1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22" style:family="text"/>
    <style:style style:name="sc178e2300-style_123" style:family="table-row"/>
    <style:style style:name="sc178e2300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26" style:family="text"/>
    <style:style style:name="sc178e2300-style_12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29" style:family="text"/>
    <style:style style:name="sc178e2300-style_130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32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3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34" style:family="table-row"/>
    <style:style style:name="sc178e2300-style_13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37" style:family="text"/>
    <style:style style:name="sc178e2300-style_138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40" style:family="text"/>
    <style:style style:name="sc178e2300-style_141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43" style:family="text"/>
    <style:style style:name="sc178e2300-style_144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4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46" style:family="text"/>
    <style:style style:name="sc178e2300-style_147" style:family="table-row"/>
    <style:style style:name="sc178e2300-style_14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50" style:family="text"/>
    <style:style style:name="sc178e2300-style_151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53" style:family="text"/>
    <style:style style:name="sc178e2300-style_154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5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56" style:family="text"/>
    <style:style style:name="sc178e2300-style_15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59" style:family="text"/>
    <style:style style:name="sc178e2300-style_160" style:family="table-row"/>
    <style:style style:name="sc178e2300-style_16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63" style:family="text"/>
    <style:style style:name="sc178e2300-style_164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65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66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67" style:family="table">
      <style:table-properties table:border-model="collapsing" table:align="left"/>
    </style:style>
    <style:style style:name="sc178e2300-style_169" style:family="table-row"/>
    <style:style style:name="sc178e2300-style_17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71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c178e2300-style_172" style:family="text"/>
    <style:style style:name="sc178e2300-style_173" style:family="table-row"/>
    <style:style style:name="sc178e2300-style_17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7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76" style:family="text"/>
    <style:style style:name="sc178e2300-style_17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79" style:family="text"/>
    <style:style style:name="sc178e2300-style_18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82" style:family="text"/>
    <style:style style:name="sc178e2300-style_1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8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c178e2300-style_185" style:family="text"/>
    <style:style style:name="sc178e2300-style_186" style:family="table-row"/>
    <style:style style:name="sc178e2300-style_187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89" style:family="text"/>
    <style:style style:name="sc178e2300-style_190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9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92" style:family="text"/>
    <style:style style:name="sc178e2300-style_193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95" style:family="text"/>
    <style:style style:name="sc178e2300-style_196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c178e2300-style_198" style:family="text"/>
    <style:style style:name="sc178e2300-style_199" style:family="text"/>
    <style:style style:name="sc178e2300-style_200" style:family="text">
      <style:text-properties fo:color="#0000cc" style:text-underline-type="single"/>
    </style:style>
    <style:style style:name="sc178e2300-style_201" style:family="text">
      <style:text-properties fo:color="#0000cc" style:text-underline-type="single"/>
    </style:style>
    <style:style style:name="sc178e2300-style_202" style:family="paragraph">
      <style:paragraph-properties fo:padding-bottom="0pt" fo:padding-left="0pt" fo:padding-right="0pt" fo:padding-top="0pt" fo:break-before="page"/>
    </style:style>
    <style:style style:name="sc178e2300-style_203" style:family="text"/>
    <style:style style:name="sc178e2300-style_204" style:family="text">
      <style:text-properties fo:font-family="'Arial'" fo:font-size="13.5pt" style:text-underline-type="single"/>
    </style:style>
    <style:style style:name="sc178e2300-style_205" style:family="table">
      <style:table-properties table:border-model="collapsing" table:align="left"/>
    </style:style>
    <style:style style:name="sc178e2300-style_207" style:family="table-row"/>
    <style:style style:name="sc178e2300-style_20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210" style:family="text"/>
    <style:style style:name="sc178e2300-style_211" style:family="table-row"/>
    <style:style style:name="sc178e2300-style_21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214" style:family="text"/>
    <style:style style:name="sc178e2300-style_21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217" style:family="text"/>
    <style:style style:name="sc178e2300-style_21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220" style:family="text"/>
    <style:style style:name="sc178e2300-style_221" style:family="table-row"/>
    <style:style style:name="sc178e2300-style_222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2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24" style:family="text"/>
    <style:style style:name="sc178e2300-style_225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2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27" style:family="text"/>
    <style:style style:name="sc178e2300-style_228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30" style:family="text"/>
    <style:style style:name="sc178e2300-style_231" style:family="table-row"/>
    <style:style style:name="sc178e2300-style_232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3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34" style:family="text"/>
    <style:style style:name="sc178e2300-style_235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37" style:family="text"/>
    <style:style style:name="sc178e2300-style_238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40" style:family="text"/>
    <style:style style:name="sc178e2300-style_241" style:family="table-row"/>
    <style:style style:name="sc178e2300-style_242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44" style:family="text"/>
    <style:style style:name="sc178e2300-style_245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47" style:family="text"/>
    <style:style style:name="sc178e2300-style_248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c178e2300-style_250" style:family="text"/>
    <style:style style:name="sc178e2300-style_251" style:family="table-row"/>
    <style:style style:name="sc178e2300-style_252" style:family="table-cell"/>
    <style:style style:name="sc178e2300-style_2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255" style:family="text"/>
    <style:style style:name="sc178e2300-style_25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5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258" style:family="text"/>
    <style:style style:name="sc178e2300-style_259" style:family="text"/>
    <style:style style:name="sc178e2300-style_260" style:family="text">
      <style:text-properties fo:color="#0000cc" style:text-underline-type="single"/>
    </style:style>
    <style:style style:name="sc178e2300-style_261" style:family="text">
      <style:text-properties fo:color="#0000cc" style:text-underline-type="single"/>
    </style:style>
    <style:style style:name="sc178e2300-style_262" style:family="paragraph">
      <style:paragraph-properties fo:padding-bottom="0pt" fo:padding-left="0pt" fo:padding-right="0pt" fo:padding-top="0pt"/>
    </style:style>
    <style:style style:name="sc178e2300-style_263" style:family="text"/>
    <style:style style:name="sc178e2300-style_264" style:family="text">
      <style:text-properties fo:font-family="'Arial'" fo:font-size="13.5pt" style:text-underline-type="single"/>
    </style:style>
    <style:style style:name="sc178e2300-style_266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c178e2300-style_267" style:family="text"/>
    <style:style style:name="sc178e2300-style_268" style:family="text">
      <style:text-properties fo:color="#0000cc" style:text-underline-type="single"/>
    </style:style>
    <style:style style:name="sc178e2300-style_269" style:family="text">
      <style:text-properties fo:color="#0000cc" style:text-underline-type="single"/>
    </style:style>
    <style:style style:name="sc178e2300-style_270" style:family="paragraph">
      <style:paragraph-properties fo:padding-bottom="0pt" fo:padding-left="0pt" fo:padding-right="0pt" fo:padding-top="0pt"/>
    </style:style>
    <style:style style:name="sc178e2300-style_271" style:family="text"/>
    <style:style style:name="sc178e2300-style_272" style:family="text">
      <style:text-properties fo:font-family="'Arial'" fo:font-size="13.5pt" style:text-underline-type="single"/>
    </style:style>
    <style:style style:name="sc178e2300-style_273" style:family="paragraph">
      <style:paragraph-properties fo:padding-bottom="0pt" fo:padding-left="0pt" fo:padding-right="0pt" fo:padding-top="0pt"/>
    </style:style>
    <style:style style:name="sc178e2300-style_274" style:family="text">
      <style:text-properties fo:font-family="'Arial'" fo:font-size="10.5pt"/>
    </style:style>
    <style:style style:name="sc178e2300-style_275" style:family="table">
      <style:table-properties table:border-model="collapsing" table:align="left"/>
    </style:style>
    <style:style style:name="sc178e2300-style_277" style:family="table-row"/>
    <style:style style:name="sc178e2300-style_278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279" style:family="paragraph">
      <style:paragraph-properties fo:padding-bottom="0pt" fo:padding-left="0pt" fo:padding-right="0pt" fo:padding-top="0pt" fo:text-align="center"/>
    </style:style>
    <style:style style:name="sc178e2300-style_280" style:family="text">
      <style:text-properties fo:font-family="'Arial'" fo:font-size="12pt" fo:font-weight="bold"/>
    </style:style>
    <style:style style:name="sc178e2300-style_281" style:family="text">
      <style:text-properties fo:font-family="'Arial'" fo:font-size="6pt" fo:font-weight="bold"/>
    </style:style>
    <style:style style:name="sc178e2300-style_282" style:family="text">
      <style:text-properties fo:font-family="'Arial'" fo:font-size="12pt" fo:font-weight="bold"/>
    </style:style>
    <style:style style:name="sc178e2300-style_283" style:family="text">
      <style:text-properties fo:font-family="'Arial'" fo:font-size="12pt" fo:font-weight="bold"/>
    </style:style>
    <style:style style:name="sc178e2300-style_284" style:family="text">
      <style:text-properties fo:font-family="'Arial'" fo:font-size="6pt" fo:font-weight="bold"/>
    </style:style>
    <style:style style:name="sc178e2300-style_285" style:family="text">
      <style:text-properties fo:font-family="'Arial'" fo:font-size="12pt" fo:font-weight="bold"/>
    </style:style>
    <style:style style:name="sc178e2300-style_286" style:family="text">
      <style:text-properties fo:font-family="'Arial'" fo:font-size="6pt" fo:font-weight="bold"/>
    </style:style>
    <style:style style:name="sc178e2300-style_287" style:family="text">
      <style:text-properties fo:font-family="'Arial'" fo:font-size="12pt" fo:font-weight="bold"/>
    </style:style>
    <style:style style:name="sc178e2300-style_288" style:family="text">
      <style:text-properties fo:font-family="'Arial'" fo:font-size="12pt" fo:font-weight="bold"/>
    </style:style>
    <style:style style:name="sc178e2300-style_289" style:family="text">
      <style:text-properties fo:font-family="'Arial'" fo:font-size="6pt" fo:font-weight="bold"/>
    </style:style>
    <style:style style:name="sc178e2300-style_290" style:family="text">
      <style:text-properties fo:font-family="'Arial'" fo:font-size="12pt" fo:font-weight="bold"/>
    </style:style>
    <style:style style:name="sc178e2300-style_291" style:family="text">
      <style:text-properties fo:font-family="'Arial'" fo:font-size="6pt" fo:font-weight="bold"/>
    </style:style>
    <style:style style:name="sc178e2300-style_292" style:family="text">
      <style:text-properties fo:font-family="'Arial'" fo:font-size="12pt" fo:font-weight="bold"/>
    </style:style>
    <style:style style:name="sc178e2300-style_293" style:family="text">
      <style:text-properties fo:font-family="'Arial'" fo:font-size="12pt" fo:font-weight="bold"/>
    </style:style>
    <style:style style:name="sc178e2300-style_294" style:family="text">
      <style:text-properties fo:font-family="'Arial'" fo:font-size="6pt" fo:font-weight="bold"/>
    </style:style>
    <style:style style:name="sc178e2300-style_295" style:family="text">
      <style:text-properties fo:font-family="'Arial'" fo:font-size="12pt" fo:font-weight="bold"/>
    </style:style>
    <style:style style:name="sc178e2300-style_296" style:family="text">
      <style:text-properties fo:font-family="'Arial'" fo:font-size="6pt" fo:font-weight="bold"/>
    </style:style>
    <style:style style:name="sc178e2300-style_297" style:family="text">
      <style:text-properties fo:font-family="'Arial'" fo:font-size="12pt" fo:font-weight="bold"/>
    </style:style>
    <style:style style:name="sc178e2300-style_298" style:family="paragraph">
      <style:paragraph-properties fo:padding-bottom="0pt" fo:padding-left="0pt" fo:padding-right="0pt" fo:padding-top="0pt"/>
    </style:style>
    <style:style style:name="sc178e2300-style_299" style:family="text">
      <style:text-properties fo:font-family="'Arial'" fo:font-size="10.5pt"/>
    </style:style>
    <style:style style:name="sc178e2300-style_300" style:family="text"/>
    <style:style style:name="sc178e2300-style_301" style:family="text">
      <style:text-properties fo:color="#0000cc" style:text-underline-type="single"/>
    </style:style>
    <style:style style:name="sc178e2300-style_302" style:family="text">
      <style:text-properties fo:color="#0000cc" style:text-underline-type="single"/>
    </style:style>
    <style:style style:name="sc178e2300-style_303" style:family="paragraph">
      <style:paragraph-properties fo:padding-bottom="0pt" fo:padding-left="0pt" fo:padding-right="0pt" fo:padding-top="0pt"/>
    </style:style>
    <style:style style:name="sc178e2300-style_304" style:family="text"/>
    <style:style style:name="sc178e2300-style_305" style:family="text">
      <style:text-properties fo:font-family="'Arial'" fo:font-size="13.5pt" style:text-underline-type="single"/>
    </style:style>
    <style:style style:name="sc178e2300-style_307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c178e2300-style_308" style:family="text"/>
    <style:style style:name="sc178e2300-style_309" style:family="text">
      <style:text-properties fo:color="#0000cc" style:text-underline-type="single"/>
    </style:style>
    <style:style style:name="sc178e2300-style_310" style:family="text">
      <style:text-properties fo:color="#0000cc" style:text-underline-type="single"/>
    </style:style>
    <style:style style:name="sc178e2300-style_311" style:family="paragraph">
      <style:paragraph-properties fo:padding-bottom="0pt" fo:padding-left="0pt" fo:padding-right="0pt" fo:padding-top="0pt" fo:break-before="page"/>
    </style:style>
    <style:style style:name="sc178e2300-style_312" style:family="text"/>
    <style:style style:name="sc178e2300-style_313" style:family="text">
      <style:text-properties fo:font-family="'Arial'" fo:font-size="13.5pt" style:text-underline-type="single"/>
    </style:style>
    <style:style style:name="sc178e2300-style_314" style:family="paragraph">
      <style:paragraph-properties fo:padding-bottom="0pt" fo:padding-left="0pt" fo:padding-right="0pt" fo:padding-top="0pt"/>
    </style:style>
    <style:style style:name="sc178e2300-style_315" style:family="text">
      <style:text-properties fo:font-family="'Arial'" fo:font-size="12pt"/>
    </style:style>
    <style:style style:name="sc178e2300-style_316" style:family="table">
      <style:table-properties table:border-model="collapsing" table:align="left"/>
    </style:style>
    <style:style style:name="sc178e2300-style_318" style:family="table-row"/>
    <style:style style:name="sc178e2300-style_31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2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21" style:family="text"/>
    <style:style style:name="sc178e2300-style_322" style:family="table-row"/>
    <style:style style:name="sc178e2300-style_32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25" style:family="text"/>
    <style:style style:name="sc178e2300-style_326" style:family="table-row"/>
    <style:style style:name="sc178e2300-style_32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28" style:family="paragraph">
      <style:paragraph-properties fo:padding-bottom="0pt" fo:padding-left="0pt" fo:padding-right="0pt" fo:padding-top="0pt"/>
    </style:style>
    <style:style style:name="sc178e2300-style_329" style:family="text"/>
    <style:style style:name="sc178e2300-style_330" style:family="table-row"/>
    <style:style style:name="sc178e2300-style_33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32" style:family="paragraph">
      <style:paragraph-properties fo:padding-bottom="0pt" fo:padding-left="0pt" fo:padding-right="0pt" fo:padding-top="0pt"/>
    </style:style>
    <style:style style:name="sc178e2300-style_333" style:family="text"/>
    <style:style style:name="sc178e2300-style_334" style:family="text"/>
    <style:style style:name="sc178e2300-style_335" style:family="text">
      <style:text-properties fo:color="#0000cc" style:text-underline-type="single"/>
    </style:style>
    <style:style style:name="sc178e2300-style_336" style:family="text">
      <style:text-properties fo:color="#0000cc" style:text-underline-type="single"/>
    </style:style>
    <style:style style:name="sc178e2300-style_337" style:family="paragraph">
      <style:paragraph-properties fo:padding-bottom="0pt" fo:padding-left="0pt" fo:padding-right="0pt" fo:padding-top="0pt" fo:break-before="page"/>
    </style:style>
    <style:style style:name="sc178e2300-style_338" style:family="text"/>
    <style:style style:name="sc178e2300-style_339" style:family="text">
      <style:text-properties fo:font-family="'Arial'" fo:font-size="13.5pt" style:text-underline-type="single"/>
    </style:style>
    <style:style style:name="sc178e2300-style_340" style:family="paragraph">
      <style:paragraph-properties fo:padding-bottom="0pt" fo:padding-left="0pt" fo:padding-right="0pt" fo:padding-top="0pt"/>
    </style:style>
    <style:style style:name="sc178e2300-style_341" style:family="text">
      <style:text-properties fo:font-family="'Arial'" fo:font-size="12pt"/>
    </style:style>
    <style:style style:name="sc178e2300-style_342" style:family="table">
      <style:table-properties table:border-model="collapsing" table:align="left"/>
    </style:style>
    <style:style style:name="sc178e2300-style_344" style:family="table-row"/>
    <style:style style:name="sc178e2300-style_34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47" style:family="text"/>
    <style:style style:name="sc178e2300-style_348" style:family="table-row"/>
    <style:style style:name="sc178e2300-style_34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51" style:family="text"/>
    <style:style style:name="sc178e2300-style_352" style:family="table-row"/>
    <style:style style:name="sc178e2300-style_35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54" style:family="paragraph">
      <style:paragraph-properties fo:padding-bottom="0pt" fo:padding-left="0pt" fo:padding-right="0pt" fo:padding-top="0pt"/>
    </style:style>
    <style:style style:name="sc178e2300-style_355" style:family="text"/>
    <style:style style:name="sc178e2300-style_356" style:family="table-row"/>
    <style:style style:name="sc178e2300-style_35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58" style:family="paragraph">
      <style:paragraph-properties fo:padding-bottom="0pt" fo:padding-left="0pt" fo:padding-right="0pt" fo:padding-top="0pt"/>
    </style:style>
    <style:style style:name="sc178e2300-style_359" style:family="text"/>
    <style:style style:name="sc178e2300-style_360" style:family="table-row"/>
    <style:style style:name="sc178e2300-style_36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63" style:family="text"/>
    <style:style style:name="sc178e2300-style_364" style:family="table-row"/>
    <style:style style:name="sc178e2300-style_36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66" style:family="paragraph">
      <style:paragraph-properties fo:padding-bottom="0pt" fo:padding-left="0pt" fo:padding-right="0pt" fo:padding-top="0pt"/>
    </style:style>
    <style:style style:name="sc178e2300-style_367" style:family="text"/>
    <style:style style:name="sc178e2300-style_368" style:family="table-row"/>
    <style:style style:name="sc178e2300-style_36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70" style:family="paragraph">
      <style:paragraph-properties fo:padding-bottom="0pt" fo:padding-left="0pt" fo:padding-right="0pt" fo:padding-top="0pt"/>
    </style:style>
    <style:style style:name="sc178e2300-style_371" style:family="text"/>
    <style:style style:name="sc178e2300-style_372" style:family="text"/>
    <style:style style:name="sc178e2300-style_373" style:family="text">
      <style:text-properties fo:color="#0000cc" style:text-underline-type="single"/>
    </style:style>
    <style:style style:name="sc178e2300-style_374" style:family="text">
      <style:text-properties fo:color="#0000cc" style:text-underline-type="single"/>
    </style:style>
    <style:style style:name="sc178e2300-style_375" style:family="paragraph">
      <style:paragraph-properties fo:padding-bottom="0pt" fo:padding-left="0pt" fo:padding-right="0pt" fo:padding-top="0pt" fo:break-before="page"/>
    </style:style>
    <style:style style:name="sc178e2300-style_376" style:family="text"/>
    <style:style style:name="sc178e2300-style_377" style:family="text">
      <style:text-properties fo:font-family="'Arial'" fo:font-size="13.5pt" style:text-underline-type="single"/>
    </style:style>
    <style:style style:name="sc178e2300-style_378" style:family="paragraph">
      <style:paragraph-properties fo:padding-bottom="0pt" fo:padding-left="0pt" fo:padding-right="0pt" fo:padding-top="0pt"/>
    </style:style>
    <style:style style:name="sc178e2300-style_379" style:family="text">
      <style:text-properties fo:font-family="'Arial'" fo:font-size="12pt"/>
    </style:style>
    <style:style style:name="sc178e2300-style_380" style:family="table">
      <style:table-properties table:border-model="collapsing" table:align="left"/>
    </style:style>
    <style:style style:name="sc178e2300-style_382" style:family="table-row"/>
    <style:style style:name="sc178e2300-style_3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8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85" style:family="text"/>
    <style:style style:name="sc178e2300-style_386" style:family="table-row"/>
    <style:style style:name="sc178e2300-style_38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3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389" style:family="text"/>
    <style:style style:name="sc178e2300-style_390" style:family="table-row"/>
    <style:style style:name="sc178e2300-style_39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92" style:family="paragraph">
      <style:paragraph-properties fo:padding-bottom="0pt" fo:padding-left="0pt" fo:padding-right="0pt" fo:padding-top="0pt"/>
    </style:style>
    <style:style style:name="sc178e2300-style_393" style:family="text"/>
    <style:style style:name="sc178e2300-style_394" style:family="table-row"/>
    <style:style style:name="sc178e2300-style_39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396" style:family="paragraph">
      <style:paragraph-properties fo:padding-bottom="0pt" fo:padding-left="0pt" fo:padding-right="0pt" fo:padding-top="0pt"/>
    </style:style>
    <style:style style:name="sc178e2300-style_397" style:family="text"/>
    <style:style style:name="sc178e2300-style_398" style:family="table-row"/>
    <style:style style:name="sc178e2300-style_39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40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401" style:family="text"/>
    <style:style style:name="sc178e2300-style_402" style:family="table-row"/>
    <style:style style:name="sc178e2300-style_40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404" style:family="paragraph">
      <style:paragraph-properties fo:padding-bottom="0pt" fo:padding-left="0pt" fo:padding-right="0pt" fo:padding-top="0pt"/>
    </style:style>
    <style:style style:name="sc178e2300-style_405" style:family="text"/>
    <style:style style:name="sc178e2300-style_406" style:family="table-row"/>
    <style:style style:name="sc178e2300-style_40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408" style:family="paragraph">
      <style:paragraph-properties fo:padding-bottom="0pt" fo:padding-left="0pt" fo:padding-right="0pt" fo:padding-top="0pt"/>
    </style:style>
    <style:style style:name="sc178e2300-style_409" style:family="text"/>
    <style:style style:name="sc178e2300-style_410" style:family="table-row"/>
    <style:style style:name="sc178e2300-style_4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4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c178e2300-style_413" style:family="text"/>
    <style:style style:name="sc178e2300-style_414" style:family="table-row"/>
    <style:style style:name="sc178e2300-style_41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416" style:family="paragraph">
      <style:paragraph-properties fo:padding-bottom="0pt" fo:padding-left="0pt" fo:padding-right="0pt" fo:padding-top="0pt"/>
    </style:style>
    <style:style style:name="sc178e2300-style_417" style:family="text"/>
    <style:style style:name="sc178e2300-style_418" style:family="table-row"/>
    <style:style style:name="sc178e2300-style_41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c178e2300-style_420" style:family="paragraph">
      <style:paragraph-properties fo:padding-bottom="0pt" fo:padding-left="0pt" fo:padding-right="0pt" fo:padding-top="0pt"/>
    </style:style>
    <style:style style:name="sc178e2300-style_421" style:family="text"/>
  </office:automatic-styles>
  <office:body>
    <office:text text:use-soft-page-breaks="true">
      <table:table table:style-name="sc178e2300-style_44" xml:id="sc178e2300-table_45">
        <table:table-column table:number-columns-repeated="1"/>
        <table:table-row table:style-name="sc178e2300-style_46" xml:id="sc178e2300-table_45_0">
          <table:table-cell table:style-name="sc178e2300-style_47">
            <text:p text:style-name="sc178e2300-style_48"><text:span text:style-name="sc178e2300-style_49">PROGRAMACIÓ DIDÀCTICA GENERAL DE MÒDUL PROFESSIONAL</text:span></text:p>
          </table:table-cell>
        </table:table-row>
      </table:table>
      <table:table table:style-name="sc178e2300-style_50" xml:id="sc178e2300-table_51">
        <table:table-column table:number-columns-repeated="1"/>
        <table:table-row table:style-name="sc178e2300-style_52" xml:id="sc178e2300-table_51_0">
          <table:table-cell table:style-name="sc178e2300-style_53">
            <text:p text:style-name="sc178e2300-style_54"><text:span text:style-name="sc178e2300-style_55">Nom del Cicle Formatiu</text:span></text:p>
          </table:table-cell>
        </table:table-row>
        <table:table-row table:style-name="sc178e2300-style_56" xml:id="sc178e2300-table_51_1">
          <table:table-cell table:style-name="sc178e2300-style_57">
            <text:p text:style-name="sc178e2300-style_58"><text:span text:style-name="sc178e2300-style_59">CFPM Desenvolupament Web (LOE)</text:span></text:p>
          </table:table-cell>
        </table:table-row>
      </table:table>
      <table:table table:style-name="sc178e2300-style_60" xml:id="sc178e2300-table_61">
        <table:table-column table:number-columns-repeated="1"/>
        <table:table-row table:style-name="sc178e2300-style_62" xml:id="sc178e2300-table_61_0">
          <table:table-cell table:style-name="sc178e2300-style_63">
            <text:p text:style-name="sc178e2300-style_64"><text:span text:style-name="sc178e2300-style_65">Nom del mòdul professional</text:span></text:p>
          </table:table-cell>
        </table:table-row>
        <table:table-row table:style-name="sc178e2300-style_66" xml:id="sc178e2300-table_61_1">
          <table:table-cell table:style-name="sc178e2300-style_67">
            <text:p text:style-name="sc178e2300-style_68"><text:span text:style-name="sc178e2300-style_69">(DW10)M03. Programacio</text:span></text:p>
          </table:table-cell>
        </table:table-row>
      </table:table>
      <table:table table:style-name="sc178e2300-style_70" xml:id="sc178e2300-table_71">
        <table:table-column table:number-columns-repeated="1"/>
        <table:table-row table:style-name="sc178e2300-style_72" xml:id="sc178e2300-table_71_0">
          <table:table-cell table:style-name="sc178e2300-style_73">
            <text:p text:style-name="sc178e2300-style_74"><text:span text:style-name="sc178e2300-style_75">Curs del cicle</text:span></text:p>
          </table:table-cell>
        </table:table-row>
        <table:table-row table:style-name="sc178e2300-style_76" xml:id="sc178e2300-table_71_1">
          <table:table-cell table:style-name="sc178e2300-style_77">
            <text:p text:style-name="sc178e2300-style_78"><text:span text:style-name="sc178e2300-style_79">Segon curs(UF4-UF5-UF6)</text:span></text:p>
          </table:table-cell>
        </table:table-row>
      </table:table>
      <table:table table:style-name="sc178e2300-style_80" xml:id="sc178e2300-table_81">
        <table:table-column table:number-columns-repeated="1"/>
        <table:table-row table:style-name="sc178e2300-style_82" xml:id="sc178e2300-table_81_0">
          <table:table-cell table:style-name="sc178e2300-style_83">
            <text:p text:style-name="sc178e2300-style_84"><text:span text:style-name="sc178e2300-style_85">Durada</text:span></text:p>
          </table:table-cell>
        </table:table-row>
        <table:table-row table:style-name="sc178e2300-style_86" xml:id="sc178e2300-table_81_1">
          <table:table-cell table:style-name="sc178e2300-style_87">
            <text:p text:style-name="sc178e2300-style_88"><text:span text:style-name="sc178e2300-style_89">40 hores + 8 lliure disposició</text:span></text:p>
          </table:table-cell>
        </table:table-row>
      </table:table>
      <table:table table:style-name="sc178e2300-style_90" xml:id="sc178e2300-table_91">
        <table:table-column table:number-columns-repeated="1"/>
        <table:table-row table:style-name="sc178e2300-style_92" xml:id="sc178e2300-table_91_0">
          <table:table-cell table:style-name="sc178e2300-style_93">
            <text:p text:style-name="sc178e2300-style_94"><text:span text:style-name="sc178e2300-style_95">Curs</text:span></text:p>
          </table:table-cell>
        </table:table-row>
        <table:table-row table:style-name="sc178e2300-style_96" xml:id="sc178e2300-table_91_1">
          <table:table-cell table:style-name="sc178e2300-style_97">
            <text:p text:style-name="sc178e2300-style_98"><text:span text:style-name="sc178e2300-style_99">2015/2016</text:span></text:p>
          </table:table-cell>
        </table:table-row>
      </table:table>
      <text:p text:style-name="sc178e2300-style_100"><text:span text:style-name="sc178e2300-style_101">ÍNDEX<text:line-break/></text:span><text:span text:style-name="sc178e2300-style_102">GESTIÓ DE LA PROGRAMACIÓ...<text:a text:style-name="sc178e2300-style_103" xlink:href="#modificacions" xlink:type="simple" xlink:show="new" office:title="GESTIÓ DE LA PROGRAMACIÓ" office:target-frame-name="_blank"><text:span text:style-name="sc178e2300-style_104"><text:bookmark-ref text:reference-format="page" text:ref-name="modificacions">press F9 to update</text:bookmark-ref></text:span></text:a><text:line-break/></text:span><text:span text:style-name="sc178e2300-style_199">RELACIÓ D'UNITATS FORMATIVES...<text:a text:style-name="sc178e2300-style_200" xlink:href="#relacio_ufs" xlink:type="simple" xlink:show="new" office:title="RELACIÓ D'UNITATS FORMATIVES" office:target-frame-name="_blank"><text:span text:style-name="sc178e2300-style_201"><text:bookmark-ref text:reference-format="page" text:ref-name="relacio_ufs">press F9 to update</text:bookmark-ref></text:span></text:a><text:line-break/></text:span><text:span text:style-name="sc178e2300-style_259">ESTRATEGIES METODOLÒGIQUES I ORGANITZACIÓ DEL MÒDUL...<text:a text:style-name="sc178e2300-style_260" xlink:href="#estrategies" xlink:type="simple" xlink:show="new" office:title="ESTRATEGIES METODOLÒGIQUES I ORGANITZACIÓ DEL MÒDUL" office:target-frame-name="_blank"><text:span text:style-name="sc178e2300-style_261"><text:bookmark-ref text:reference-format="page" text:ref-name="estrategies">press F9 to update</text:bookmark-ref></text:span></text:a><text:line-break/></text:span><text:span text:style-name="sc178e2300-style_267">AVALUACIÓ/QUALIFICACIÓ/RECUPERACIÓ DEL MP...<text:a text:style-name="sc178e2300-style_268" xlink:href="#avaluacio" xlink:type="simple" xlink:show="new" office:title="AVALUACIÓ/QUALIFICACIÓ/RECUPERACIÓ DEL MP" office:target-frame-name="_blank"><text:span text:style-name="sc178e2300-style_269"><text:bookmark-ref text:reference-format="page" text:ref-name="avaluacio">press F9 to update</text:bookmark-ref></text:span></text:a><text:line-break/></text:span><text:span text:style-name="sc178e2300-style_300">ESPAIS, EQUIPAMENTS I RECURSOS DEL MP...<text:a text:style-name="sc178e2300-style_301" xlink:href="#recursos" xlink:type="simple" xlink:show="new" office:title="ESPAIS, EQUIPAMENTS I RECURSOS DEL MP" office:target-frame-name="_blank"><text:span text:style-name="sc178e2300-style_302"><text:bookmark-ref text:reference-format="page" text:ref-name="recursos">press F9 to update</text:bookmark-ref></text:span></text:a><text:line-break/></text:span><text:span text:style-name="sc178e2300-style_308">PROGRAMACIÓ D'UNITAT FORMATIVA 4...<text:a text:style-name="sc178e2300-style_309" xlink:href="#programacio_uf4" xlink:type="simple" xlink:show="new" office:title="PROGRAMACIÓ D'UNITAT FORMATIVA 4" office:target-frame-name="_blank"><text:span text:style-name="sc178e2300-style_310"><text:bookmark-ref text:reference-format="page" text:ref-name="programacio_uf4">press F9 to update</text:bookmark-ref></text:span></text:a><text:line-break/></text:span><text:span text:style-name="sc178e2300-style_334">PROGRAMACIÓ D'UNITAT FORMATIVA 5...<text:a text:style-name="sc178e2300-style_335" xlink:href="#programacio_uf5" xlink:type="simple" xlink:show="new" office:title="PROGRAMACIÓ D'UNITAT FORMATIVA 5" office:target-frame-name="_blank"><text:span text:style-name="sc178e2300-style_336"><text:bookmark-ref text:reference-format="page" text:ref-name="programacio_uf5">press F9 to update</text:bookmark-ref></text:span></text:a><text:line-break/></text:span><text:span text:style-name="sc178e2300-style_372">PROGRAMACIÓ D'UNITAT FORMATIVA 6...<text:a text:style-name="sc178e2300-style_373" xlink:href="#programacio_uf6" xlink:type="simple" xlink:show="new" office:title="PROGRAMACIÓ D'UNITAT FORMATIVA 6" office:target-frame-name="_blank"><text:span text:style-name="sc178e2300-style_374"><text:bookmark-ref text:reference-format="page" text:ref-name="programacio_uf6">press F9 to update</text:bookmark-ref></text:span></text:a><text:line-break/></text:span></text:p>
      <text:p text:style-name="sc178e2300-style_105"><text:bookmark-start text:name="modificacions"/><text:span text:style-name="sc178e2300-style_106"/><text:bookmark-end text:name="modificacions"/><text:span text:style-name="sc178e2300-style_107">1 . GESTIÓ DE LA PROGRAMACIÓ</text:span></text:p>
      <table:table table:style-name="sc178e2300-style_108" xml:id="sc178e2300-table_109">
        <table:table-column table:number-columns-repeated="4"/>
        <table:table-row table:style-name="sc178e2300-style_110" xml:id="sc178e2300-table_109_0">
          <table:table-cell table:style-name="sc178e2300-style_111">
            <text:p text:style-name="sc178e2300-style_112"><text:span text:style-name="sc178e2300-style_113"/></text:p>
          </table:table-cell>
          <table:table-cell table:style-name="sc178e2300-style_114">
            <text:p text:style-name="sc178e2300-style_115"><text:span text:style-name="sc178e2300-style_116">Realitzat per: </text:span></text:p>
          </table:table-cell>
          <table:table-cell table:style-name="sc178e2300-style_117">
            <text:p text:style-name="sc178e2300-style_118"><text:span text:style-name="sc178e2300-style_119">Revisat per: </text:span></text:p>
          </table:table-cell>
          <table:table-cell table:style-name="sc178e2300-style_120">
            <text:p text:style-name="sc178e2300-style_121"><text:span text:style-name="sc178e2300-style_122">Aprovat per: </text:span></text:p>
          </table:table-cell>
        </table:table-row>
        <table:table-row table:style-name="sc178e2300-style_123" xml:id="sc178e2300-table_109_1">
          <table:table-cell table:style-name="sc178e2300-style_124">
            <text:p text:style-name="sc178e2300-style_125"><text:span text:style-name="sc178e2300-style_126">Nom i cognoms</text:span></text:p>
          </table:table-cell>
          <table:table-cell table:style-name="sc178e2300-style_127">
            <text:p text:style-name="sc178e2300-style_128"><text:span text:style-name="sc178e2300-style_129">Steve Stifler</text:span></text:p>
          </table:table-cell>
          <table:table-cell table:style-name="sc178e2300-style_130">
            <text:p text:style-name="sc178e2300-style_131"/>
          </table:table-cell>
          <table:table-cell table:style-name="sc178e2300-style_132">
            <text:p text:style-name="sc178e2300-style_133"/>
          </table:table-cell>
        </table:table-row>
        <table:table-row table:style-name="sc178e2300-style_134" xml:id="sc178e2300-table_109_2">
          <table:table-cell table:style-name="sc178e2300-style_135">
            <text:p text:style-name="sc178e2300-style_136"><text:span text:style-name="sc178e2300-style_137">Càrrec</text:span></text:p>
          </table:table-cell>
          <table:table-cell table:style-name="sc178e2300-style_138">
            <text:p text:style-name="sc178e2300-style_139"><text:span text:style-name="sc178e2300-style_140"/></text:p>
          </table:table-cell>
          <table:table-cell table:style-name="sc178e2300-style_141">
            <text:p text:style-name="sc178e2300-style_142"><text:span text:style-name="sc178e2300-style_143"/></text:p>
          </table:table-cell>
          <table:table-cell table:style-name="sc178e2300-style_144">
            <text:p text:style-name="sc178e2300-style_145"><text:span text:style-name="sc178e2300-style_146"/></text:p>
          </table:table-cell>
        </table:table-row>
        <table:table-row table:style-name="sc178e2300-style_147" xml:id="sc178e2300-table_109_3">
          <table:table-cell table:style-name="sc178e2300-style_148">
            <text:p text:style-name="sc178e2300-style_149"><text:span text:style-name="sc178e2300-style_150">Data</text:span></text:p>
          </table:table-cell>
          <table:table-cell table:style-name="sc178e2300-style_151">
            <text:p text:style-name="sc178e2300-style_152"><text:span text:style-name="sc178e2300-style_153">2016-06-07</text:span></text:p>
          </table:table-cell>
          <table:table-cell table:style-name="sc178e2300-style_154">
            <text:p text:style-name="sc178e2300-style_155"><text:span text:style-name="sc178e2300-style_156"/></text:p>
          </table:table-cell>
          <table:table-cell table:style-name="sc178e2300-style_157">
            <text:p text:style-name="sc178e2300-style_158"><text:span text:style-name="sc178e2300-style_159"/></text:p>
          </table:table-cell>
        </table:table-row>
        <table:table-row table:style-name="sc178e2300-style_160" xml:id="sc178e2300-table_109_4">
          <table:table-cell table:style-name="sc178e2300-style_161">
            <text:p text:style-name="sc178e2300-style_162"><text:span text:style-name="sc178e2300-style_163">Signatura</text:span></text:p>
          </table:table-cell>
          <table:table-cell table:style-name="sc178e2300-style_164" table:number-rows-spanned="3"/>
          <table:table-cell table:style-name="sc178e2300-style_165" table:number-rows-spanned="3"/>
          <table:table-cell table:style-name="sc178e2300-style_166" table:number-rows-spanned="3"/>
        </table:table-row>
      </table:table>
      <table:table table:style-name="sc178e2300-style_167" xml:id="sc178e2300-table_168">
        <table:table-column table:number-columns-repeated="4"/>
        <table:table-row table:style-name="sc178e2300-style_169" xml:id="sc178e2300-table_168_0">
          <table:table-cell table:style-name="sc178e2300-style_170" table:number-columns-spanned="4">
            <text:p text:style-name="sc178e2300-style_171"><text:span text:style-name="sc178e2300-style_172">Llistat de les modificacions</text:span></text:p>
          </table:table-cell>
          <table:covered-table-cell/>
          <table:covered-table-cell/>
          <table:covered-table-cell/>
        </table:table-row>
        <table:table-row table:style-name="sc178e2300-style_173" xml:id="sc178e2300-table_168_1">
          <table:table-cell table:style-name="sc178e2300-style_174">
            <text:p text:style-name="sc178e2300-style_175"><text:span text:style-name="sc178e2300-style_176">Versió</text:span></text:p>
          </table:table-cell>
          <table:table-cell table:style-name="sc178e2300-style_177">
            <text:p text:style-name="sc178e2300-style_178"><text:span text:style-name="sc178e2300-style_179">Revisió</text:span></text:p>
          </table:table-cell>
          <table:table-cell table:style-name="sc178e2300-style_180">
            <text:p text:style-name="sc178e2300-style_181"><text:span text:style-name="sc178e2300-style_182">Descripció de la modificació</text:span></text:p>
          </table:table-cell>
          <table:table-cell table:style-name="sc178e2300-style_183">
            <text:p text:style-name="sc178e2300-style_184"><text:span text:style-name="sc178e2300-style_185">Aprovació</text:span></text:p>
          </table:table-cell>
        </table:table-row>
        <table:table-row table:style-name="sc178e2300-style_186" xml:id="sc178e2300-table_168_2">
          <table:table-cell table:style-name="sc178e2300-style_187">
            <text:p text:style-name="sc178e2300-style_188"><text:span text:style-name="sc178e2300-style_189">1</text:span></text:p>
          </table:table-cell>
          <table:table-cell table:style-name="sc178e2300-style_190">
            <text:p text:style-name="sc178e2300-style_191"><text:span text:style-name="sc178e2300-style_192">2016-06-07</text:span></text:p>
          </table:table-cell>
          <table:table-cell table:style-name="sc178e2300-style_193">
            <text:p text:style-name="sc178e2300-style_194"><text:span text:style-name="sc178e2300-style_195">Creació del document.</text:span></text:p>
          </table:table-cell>
          <table:table-cell table:style-name="sc178e2300-style_196">
            <text:p text:style-name="sc178e2300-style_197"><text:span text:style-name="sc178e2300-style_198"/></text:p>
          </table:table-cell>
        </table:table-row>
      </table:table>
      <text:p text:style-name="sc178e2300-style_202"><text:bookmark-start text:name="relacio_ufs"/><text:span text:style-name="sc178e2300-style_203"/><text:bookmark-end text:name="relacio_ufs"/><text:span text:style-name="sc178e2300-style_204">2 . RELACIÓ D'UNITATS FORMATIVES</text:span></text:p>
      <table:table table:style-name="sc178e2300-style_205" xml:id="sc178e2300-table_206">
        <table:table-column table:number-columns-repeated="5"/>
        <table:table-row table:style-name="sc178e2300-style_207" xml:id="sc178e2300-table_206_0">
          <table:table-cell table:style-name="sc178e2300-style_208" table:number-columns-spanned="5">
            <text:p text:style-name="sc178e2300-style_209"><text:span text:style-name="sc178e2300-style_210">Relació d'unitats formatives</text:span></text:p>
          </table:table-cell>
          <table:covered-table-cell/>
          <table:covered-table-cell/>
          <table:covered-table-cell/>
          <table:covered-table-cell/>
        </table:table-row>
        <table:table-row table:style-name="sc178e2300-style_211" xml:id="sc178e2300-table_206_1">
          <table:table-cell table:style-name="sc178e2300-style_212" table:number-columns-spanned="3">
            <text:p text:style-name="sc178e2300-style_213"><text:span text:style-name="sc178e2300-style_214">Nom de la Unitat formativa</text:span></text:p>
          </table:table-cell>
          <table:covered-table-cell/>
          <table:covered-table-cell/>
          <table:table-cell table:style-name="sc178e2300-style_215">
            <text:p text:style-name="sc178e2300-style_216"><text:span text:style-name="sc178e2300-style_217">H. mín + hlld</text:span></text:p>
          </table:table-cell>
          <table:table-cell table:style-name="sc178e2300-style_218">
            <text:p text:style-name="sc178e2300-style_219"><text:span text:style-name="sc178e2300-style_220">Durada</text:span></text:p>
          </table:table-cell>
        </table:table-row>
        <table:table-row table:style-name="sc178e2300-style_221" xml:id="sc178e2300-table_206_2">
          <table:table-cell table:style-name="sc178e2300-style_222" table:number-columns-spanned="3">
            <text:p text:style-name="sc178e2300-style_223"><text:span text:style-name="sc178e2300-style_224">UF4. Programació orientada a objectes</text:span></text:p>
          </table:table-cell>
          <table:covered-table-cell/>
          <table:covered-table-cell/>
          <table:table-cell table:style-name="sc178e2300-style_225">
            <text:p text:style-name="sc178e2300-style_226"><text:span text:style-name="sc178e2300-style_227">10+1</text:span></text:p>
          </table:table-cell>
          <table:table-cell table:style-name="sc178e2300-style_228">
            <text:p text:style-name="sc178e2300-style_229"><text:span text:style-name="sc178e2300-style_230">11</text:span></text:p>
          </table:table-cell>
        </table:table-row>
        <table:table-row table:style-name="sc178e2300-style_231" xml:id="sc178e2300-table_206_3">
          <table:table-cell table:style-name="sc178e2300-style_232" table:number-columns-spanned="3">
            <text:p text:style-name="sc178e2300-style_233"><text:span text:style-name="sc178e2300-style_234">UF5. POO. Llibreries de classes fonamentals</text:span></text:p>
          </table:table-cell>
          <table:covered-table-cell/>
          <table:covered-table-cell/>
          <table:table-cell table:style-name="sc178e2300-style_235">
            <text:p text:style-name="sc178e2300-style_236"><text:span text:style-name="sc178e2300-style_237">10+1</text:span></text:p>
          </table:table-cell>
          <table:table-cell table:style-name="sc178e2300-style_238">
            <text:p text:style-name="sc178e2300-style_239"><text:span text:style-name="sc178e2300-style_240">11</text:span></text:p>
          </table:table-cell>
        </table:table-row>
        <table:table-row table:style-name="sc178e2300-style_241" xml:id="sc178e2300-table_206_4">
          <table:table-cell table:style-name="sc178e2300-style_242" table:number-columns-spanned="3">
            <text:p text:style-name="sc178e2300-style_243"><text:span text:style-name="sc178e2300-style_244">UF6. POO. Introducció a la persistència en BD</text:span></text:p>
          </table:table-cell>
          <table:covered-table-cell/>
          <table:covered-table-cell/>
          <table:table-cell table:style-name="sc178e2300-style_245">
            <text:p text:style-name="sc178e2300-style_246"><text:span text:style-name="sc178e2300-style_247">10+0</text:span></text:p>
          </table:table-cell>
          <table:table-cell table:style-name="sc178e2300-style_248">
            <text:p text:style-name="sc178e2300-style_249"><text:span text:style-name="sc178e2300-style_250">10</text:span></text:p>
          </table:table-cell>
        </table:table-row>
        <table:table-row table:style-name="sc178e2300-style_251" xml:id="sc178e2300-table_206_5">
          <table:table-cell table:style-name="sc178e2300-style_252" table:number-columns-spanned="3"/>
          <table:covered-table-cell/>
          <table:covered-table-cell/>
          <table:table-cell table:style-name="sc178e2300-style_253">
            <text:p text:style-name="sc178e2300-style_254"><text:span text:style-name="sc178e2300-style_255">Totals</text:span></text:p>
          </table:table-cell>
          <table:table-cell table:style-name="sc178e2300-style_256">
            <text:p text:style-name="sc178e2300-style_257"><text:span text:style-name="sc178e2300-style_258">32h</text:span></text:p>
          </table:table-cell>
        </table:table-row>
      </table:table>
      <text:p text:style-name="sc178e2300-style_262"><text:bookmark-start text:name="estrategies"/><text:span text:style-name="sc178e2300-style_263"/><text:bookmark-end text:name="estrategies"/><text:span text:style-name="sc178e2300-style_264">3. ESTRATEGIES METODOLÒGIQUES I ORGANITZACIÓ DEL MÒDUL<text:line-break/></text:span></text:p>
      <text:p text:style-name="sc178e2300-style_266">Steve Stifler</text:p>
      <text:p text:style-name="sc178e2300-style_270"><text:bookmark-start text:name="avaluacio"/><text:span text:style-name="sc178e2300-style_271"/><text:bookmark-end text:name="avaluacio"/><text:span text:style-name="sc178e2300-style_272">4. AVALUACIÓ/QUALIFICACIÓ/RECUPERACIÓ DEL MP<text:line-break/></text:span></text:p>
      <text:p text:style-name="sc178e2300-style_273"><text:span text:style-name="sc178e2300-style_274">Per superar el mòdul professional cal superar independentment les/la 3 UUFF. La qualificació del mòdul professional s'obté segons la següent ponderació:<text:line-break/></text:span></text:p>
      <table:table table:style-name="sc178e2300-style_275" xml:id="sc178e2300-table_276">
        <table:table-column table:number-columns-repeated="1"/>
        <table:table-row table:style-name="sc178e2300-style_277" xml:id="sc178e2300-table_276_0">
          <table:table-cell table:style-name="sc178e2300-style_278">
            <text:p text:style-name="sc178e2300-style_279"><text:span text:style-name="sc178e2300-style_280">Q</text:span><text:span text:style-name="sc178e2300-style_281">MP</text:span><text:span text:style-name="sc178e2300-style_282"> = (</text:span><text:span text:style-name="sc178e2300-style_283">h</text:span><text:span text:style-name="sc178e2300-style_284">UF4</text:span><text:span text:style-name="sc178e2300-style_285">*Q</text:span><text:span text:style-name="sc178e2300-style_286">UF4</text:span><text:span text:style-name="sc178e2300-style_287"> + </text:span><text:span text:style-name="sc178e2300-style_288">h</text:span><text:span text:style-name="sc178e2300-style_289">UF5</text:span><text:span text:style-name="sc178e2300-style_290">*Q</text:span><text:span text:style-name="sc178e2300-style_291">UF5</text:span><text:span text:style-name="sc178e2300-style_292"> + </text:span><text:span text:style-name="sc178e2300-style_293">h</text:span><text:span text:style-name="sc178e2300-style_294">UF6</text:span><text:span text:style-name="sc178e2300-style_295">*Q</text:span><text:span text:style-name="sc178e2300-style_296">UF6</text:span><text:span text:style-name="sc178e2300-style_297">)/Hores totals MP</text:span></text:p>
          </table:table-cell>
        </table:table-row>
      </table:table>
      <text:p text:style-name="sc178e2300-style_298"><text:line-break/><text:span text:style-name="sc178e2300-style_299">Si un alumne no supera qualsevol UF (nota inferior a 5) haurà de presentar-se a una prova extraordinària de recuperació que constarà d'un examen de tots els continguts impartits en aquella UF.<text:line-break/></text:span></text:p>
      <text:p text:style-name="sc178e2300-style_303"><text:bookmark-start text:name="recursos"/><text:span text:style-name="sc178e2300-style_304"/><text:bookmark-end text:name="recursos"/><text:span text:style-name="sc178e2300-style_305">5. ESPAIS, EQUIPAMENTS I RECURSOS DEL MP<text:line-break/></text:span></text:p>
      <text:p text:style-name="sc178e2300-style_307">SteveMaister</text:p>
      <text:p text:style-name="sc178e2300-style_311"><text:bookmark-start text:name="programacio_uf4"/><text:span text:style-name="sc178e2300-style_312"/><text:bookmark-end text:name="programacio_uf4"/><text:span text:style-name="sc178e2300-style_313">6. PROGRAMACIÓ D'UNITAT FORMATIVA 4</text:span></text:p>
      <text:p text:style-name="sc178e2300-style_314"><text:span text:style-name="sc178e2300-style_315">6.1 Resultats d'aprenentatge, Criteris d'avaluació i continguts </text:span></text:p>
      <table:table table:style-name="sc178e2300-style_316" xml:id="sc178e2300-table_317">
        <table:table-column table:number-columns-repeated="1"/>
        <table:table-row table:style-name="sc178e2300-style_318" xml:id="sc178e2300-table_317_0">
          <table:table-cell table:style-name="sc178e2300-style_319">
            <text:p text:style-name="sc178e2300-style_320"><text:span text:style-name="sc178e2300-style_321">UF4. Programació orientada a objectes</text:span></text:p>
          </table:table-cell>
        </table:table-row>
        <table:table-row table:style-name="sc178e2300-style_322" xml:id="sc178e2300-table_317_1">
          <table:table-cell table:style-name="sc178e2300-style_323">
            <text:p text:style-name="sc178e2300-style_324"><text:span text:style-name="sc178e2300-style_325">RA1. Resultat d´aprenentatge de la UF4 del M03.Programacio</text:span></text:p>
          </table:table-cell>
        </table:table-row>
        <table:table-row table:style-name="sc178e2300-style_326" xml:id="sc178e2300-table_317_2">
          <table:table-cell table:style-name="sc178e2300-style_327">
            <text:p text:style-name="sc178e2300-style_328"><text:span text:style-name="sc178e2300-style_329">Criteris d'avaluació</text:span></text:p>
          </table:table-cell>
        </table:table-row>
        <table:table-row table:style-name="sc178e2300-style_330" xml:id="sc178e2300-table_317_3">
          <table:table-cell table:style-name="sc178e2300-style_331">
            <text:p text:style-name="sc178e2300-style_332"><text:span text:style-name="sc178e2300-style_333">Continguts</text:span></text:p>
          </table:table-cell>
        </table:table-row>
      </table:table>
      <text:p text:style-name="sc178e2300-style_337"><text:bookmark-start text:name="programacio_uf5"/><text:span text:style-name="sc178e2300-style_338"/><text:bookmark-end text:name="programacio_uf5"/><text:span text:style-name="sc178e2300-style_339">7. PROGRAMACIÓ D'UNITAT FORMATIVA 5</text:span></text:p>
      <text:p text:style-name="sc178e2300-style_340"><text:span text:style-name="sc178e2300-style_341">7.1 Resultats d'aprenentatge, Criteris d'avaluació i continguts </text:span></text:p>
      <table:table table:style-name="sc178e2300-style_342" xml:id="sc178e2300-table_343">
        <table:table-column table:number-columns-repeated="1"/>
        <table:table-row table:style-name="sc178e2300-style_344" xml:id="sc178e2300-table_343_0">
          <table:table-cell table:style-name="sc178e2300-style_345">
            <text:p text:style-name="sc178e2300-style_346"><text:span text:style-name="sc178e2300-style_347">UF5. POO. Llibreries de classes fonamentals</text:span></text:p>
          </table:table-cell>
        </table:table-row>
        <table:table-row table:style-name="sc178e2300-style_348" xml:id="sc178e2300-table_343_1">
          <table:table-cell table:style-name="sc178e2300-style_349">
            <text:p text:style-name="sc178e2300-style_350"><text:span text:style-name="sc178e2300-style_351">RA1. Resultat d´aprenentatge de la UF5 del M03.Programacio</text:span></text:p>
          </table:table-cell>
        </table:table-row>
        <table:table-row table:style-name="sc178e2300-style_352" xml:id="sc178e2300-table_343_2">
          <table:table-cell table:style-name="sc178e2300-style_353">
            <text:p text:style-name="sc178e2300-style_354"><text:span text:style-name="sc178e2300-style_355">Criteris d'avaluació</text:span></text:p>
          </table:table-cell>
        </table:table-row>
        <table:table-row table:style-name="sc178e2300-style_356" xml:id="sc178e2300-table_343_3">
          <table:table-cell table:style-name="sc178e2300-style_357">
            <text:p text:style-name="sc178e2300-style_358"><text:span text:style-name="sc178e2300-style_359">Continguts</text:span></text:p>
          </table:table-cell>
        </table:table-row>
        <table:table-row table:style-name="sc178e2300-style_360" xml:id="sc178e2300-table_343_4">
          <table:table-cell table:style-name="sc178e2300-style_361">
            <text:p text:style-name="sc178e2300-style_362"><text:span text:style-name="sc178e2300-style_363">RA2. Resultat d´aprenentatge de la UF5 del M03.Programacio</text:span></text:p>
          </table:table-cell>
        </table:table-row>
        <table:table-row table:style-name="sc178e2300-style_364" xml:id="sc178e2300-table_343_5">
          <table:table-cell table:style-name="sc178e2300-style_365">
            <text:p text:style-name="sc178e2300-style_366"><text:span text:style-name="sc178e2300-style_367">Criteris d'avaluació</text:span></text:p>
          </table:table-cell>
        </table:table-row>
        <table:table-row table:style-name="sc178e2300-style_368" xml:id="sc178e2300-table_343_6">
          <table:table-cell table:style-name="sc178e2300-style_369">
            <text:p text:style-name="sc178e2300-style_370"><text:span text:style-name="sc178e2300-style_371">Continguts</text:span></text:p>
          </table:table-cell>
        </table:table-row>
      </table:table>
      <text:p text:style-name="sc178e2300-style_375"><text:bookmark-start text:name="programacio_uf6"/><text:span text:style-name="sc178e2300-style_376"/><text:bookmark-end text:name="programacio_uf6"/><text:span text:style-name="sc178e2300-style_377">8. PROGRAMACIÓ D'UNITAT FORMATIVA 6</text:span></text:p>
      <text:p text:style-name="sc178e2300-style_378"><text:span text:style-name="sc178e2300-style_379">8.1 Resultats d'aprenentatge, Criteris d'avaluació i continguts </text:span></text:p>
      <table:table table:style-name="sc178e2300-style_380" xml:id="sc178e2300-table_381">
        <table:table-column table:number-columns-repeated="1"/>
        <table:table-row table:style-name="sc178e2300-style_382" xml:id="sc178e2300-table_381_0">
          <table:table-cell table:style-name="sc178e2300-style_383">
            <text:p text:style-name="sc178e2300-style_384"><text:span text:style-name="sc178e2300-style_385">UF6. POO. Introducció a la persistència en BD</text:span></text:p>
          </table:table-cell>
        </table:table-row>
        <table:table-row table:style-name="sc178e2300-style_386" xml:id="sc178e2300-table_381_1">
          <table:table-cell table:style-name="sc178e2300-style_387">
            <text:p text:style-name="sc178e2300-style_388"><text:span text:style-name="sc178e2300-style_389">RA1. Resultat d´aprenentatge de la UF6 del M03.Programacio</text:span></text:p>
          </table:table-cell>
        </table:table-row>
        <table:table-row table:style-name="sc178e2300-style_390" xml:id="sc178e2300-table_381_2">
          <table:table-cell table:style-name="sc178e2300-style_391">
            <text:p text:style-name="sc178e2300-style_392"><text:span text:style-name="sc178e2300-style_393">Criteris d'avaluació</text:span></text:p>
          </table:table-cell>
        </table:table-row>
        <table:table-row table:style-name="sc178e2300-style_394" xml:id="sc178e2300-table_381_3">
          <table:table-cell table:style-name="sc178e2300-style_395">
            <text:p text:style-name="sc178e2300-style_396"><text:span text:style-name="sc178e2300-style_397">Continguts</text:span></text:p>
          </table:table-cell>
        </table:table-row>
        <table:table-row table:style-name="sc178e2300-style_398" xml:id="sc178e2300-table_381_4">
          <table:table-cell table:style-name="sc178e2300-style_399">
            <text:p text:style-name="sc178e2300-style_400"><text:span text:style-name="sc178e2300-style_401">RA2. Resultat d´aprenentatge de la UF6 del M03.Programacio</text:span></text:p>
          </table:table-cell>
        </table:table-row>
        <table:table-row table:style-name="sc178e2300-style_402" xml:id="sc178e2300-table_381_5">
          <table:table-cell table:style-name="sc178e2300-style_403">
            <text:p text:style-name="sc178e2300-style_404"><text:span text:style-name="sc178e2300-style_405">Criteris d'avaluació</text:span></text:p>
          </table:table-cell>
        </table:table-row>
        <table:table-row table:style-name="sc178e2300-style_406" xml:id="sc178e2300-table_381_6">
          <table:table-cell table:style-name="sc178e2300-style_407">
            <text:p text:style-name="sc178e2300-style_408"><text:span text:style-name="sc178e2300-style_409">Continguts</text:span></text:p>
          </table:table-cell>
        </table:table-row>
        <table:table-row table:style-name="sc178e2300-style_410" xml:id="sc178e2300-table_381_7">
          <table:table-cell table:style-name="sc178e2300-style_411">
            <text:p text:style-name="sc178e2300-style_412"><text:span text:style-name="sc178e2300-style_413">RA3. Resultat d´aprenentatge de la UF6 del M03.Programacio</text:span></text:p>
          </table:table-cell>
        </table:table-row>
        <table:table-row table:style-name="sc178e2300-style_414" xml:id="sc178e2300-table_381_8">
          <table:table-cell table:style-name="sc178e2300-style_415">
            <text:p text:style-name="sc178e2300-style_416"><text:span text:style-name="sc178e2300-style_417">Criteris d'avaluació</text:span></text:p>
          </table:table-cell>
        </table:table-row>
        <table:table-row table:style-name="sc178e2300-style_418" xml:id="sc178e2300-table_381_9">
          <table:table-cell table:style-name="sc178e2300-style_419">
            <text:p text:style-name="sc178e2300-style_420"><text:span text:style-name="sc178e2300-style_421">Continguts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  <style:footer-style>
        <style:header-footer-properties style:dynamic-spacing="false"/>
      </style:footer-style>
      <style:header-style>
        <style:header-footer-properties xmlns:fo="urn:oasis:names:tc:opendocument:xmlns:xsl-fo-compatible:1.0" style:dynamic-spacing="false" fo:min-height="3cm" fo:border-top="0.75pt solid #FFFFFF" fo:border-right="0.75pt solid #FFFFFF" fo:border-bottom="0.75pt solid #FFFFFF" fo:border-left="0.75pt solid #FFFFFF"/>
      </style:header-style>
    </style:page-layout>
    <style:style style:name="sc178e2300-style_2" style:family="table">
      <style:table-properties table:border-model="collapsing" table:align="left"/>
    </style:style>
    <style:style style:name="sc178e2300-style_4" style:family="table-row"/>
    <style:style style:name="sc178e2300-style_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c178e2300-style_7" style:family="text"/>
    <style:style style:name="sc178e2300-style_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c178e2300-style_10" style:family="text"/>
    <style:style style:name="sc178e2300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c178e2300-style_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c178e2300-style_13" style:family="text"/>
    <style:style style:name="sc178e2300-style_14" style:family="table-row"/>
    <style:style style:name="sc178e2300-style_15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c178e2300-style_17" style:family="text"/>
    <style:style style:name="sc178e2300-style_18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c178e2300-style_20" style:family="text"/>
    <style:style style:name="sc178e2300-style_21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2" style:family="paragraph">
      <style:paragraph-properties fo:padding-bottom="0pt" fo:padding-left="0pt" fo:padding-right="0pt" fo:padding-top="0pt"/>
    </style:style>
    <style:style style:name="sc178e2300-style_23" style:family="text">
      <style:text-properties fo:font-size="7.5pt"/>
    </style:style>
    <style:style style:name="sc178e2300-style_24" style:family="text">
      <style:text-properties fo:font-size="7.5pt"/>
    </style:style>
    <style:style style:name="sc178e2300-style_25" style:family="text">
      <style:text-properties fo:font-size="7.5pt"/>
    </style:style>
    <style:style style:name="sc178e2300-style_26" style:family="text">
      <style:text-properties fo:font-size="7.5pt"/>
    </style:style>
    <style:style style:name="sc178e2300-style_27" style:family="table-row"/>
    <style:style style:name="sc178e2300-style_28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c178e2300-style_30" style:family="text"/>
    <style:style style:name="sc178e2300-style_31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c178e2300-style_33" style:family="text"/>
    <style:style style:name="sc178e2300-style_34" style:family="table-cell">
      <style:table-cell-properties fo:border-top="0.75pt solid #000000" fo:border-right="0.75pt solid #000000" fo:border-bottom="0.75pt solid #000000" fo:border-left="0.75pt solid #000000"/>
    </style:style>
    <style:style style:name="sc178e2300-style_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c178e2300-style_36" style:family="text"/>
    <style:style style:name="sc178e2300-style_37" style:family="table">
      <style:table-properties table:border-model="collapsing" table:align="left"/>
    </style:style>
    <style:style style:name="sc178e2300-style_39" style:family="table-row"/>
    <style:style style:name="sc178e2300-style_40" style:family="table-cell">
      <style:table-cell-properties fo:border-top="0.75pt solid #FFFFFF" fo:border-right="0.75pt solid #FFFFFF" fo:border-bottom="0.75pt solid #FFFFFF" fo:border-left="0.75pt solid #FFFFFF"/>
    </style:style>
    <style:style style:name="sc178e2300-style_41" style:family="paragraph">
      <style:paragraph-properties fo:padding-bottom="0pt" fo:padding-left="0pt" fo:padding-right="0pt" fo:padding-top="0pt"/>
    </style:style>
    <style:style style:name="sc178e2300-style_42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sc178e2300-style_43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text-sc178e2300-style_43" style:family="paragraph">
      <style:paragraph-properties fo:margin-bottom="0pt" fo:margin-left="0pt" fo:margin-right="0pt" fo:margin-top="0pt" fo:padding-bottom="0pt" fo:padding-left="0pt" fo:padding-right="0pt" fo:padding-top="0pt" svg:width="6.6875in" svg:height="0.88541666666667in" fo:border-top="1pt none #000000" fo:border-right="1pt none #000000" fo:border-bottom="1pt none #000000" fo:border-left="1pt none #000000"/>
      <style:text-properties svg:width="6.6875in" svg:height="0.88541666666667in"/>
    </style:style>
  </office:automatic-styles>
  <office:master-styles>
    <style:master-page style:name="master_01" style:page-layout-name="layout_01">
      <style:footer>
        <table:table table:style-name="sc178e2300-style_2" xml:id="sc178e2300-table_3">
          <table:table-column table:number-columns-repeated="3"/>
          <table:table-row table:style-name="sc178e2300-style_4" xml:id="sc178e2300-table_3_0">
            <table:table-cell table:style-name="sc178e2300-style_5">
              <text:p text:style-name="sc178e2300-style_6"><text:span text:style-name="sc178e2300-style_7">Procès: </text:span></text:p>
            </table:table-cell>
            <table:table-cell table:style-name="sc178e2300-style_8">
              <text:p text:style-name="sc178e2300-style_9"><text:span text:style-name="sc178e2300-style_10">Document: </text:span></text:p>
            </table:table-cell>
            <table:table-cell table:style-name="sc178e2300-style_11">
              <text:p text:style-name="sc178e2300-style_12"><text:span text:style-name="sc178e2300-style_13">Data: 2016-06-07</text:span></text:p>
            </table:table-cell>
          </table:table-row>
          <table:table-row table:style-name="sc178e2300-style_14" xml:id="sc178e2300-table_3_1">
            <table:table-cell table:style-name="sc178e2300-style_15">
              <text:p text:style-name="sc178e2300-style_16"><text:span text:style-name="sc178e2300-style_17">xxx </text:span></text:p>
            </table:table-cell>
            <table:table-cell table:style-name="sc178e2300-style_18">
              <text:p text:style-name="sc178e2300-style_19"><text:span text:style-name="sc178e2300-style_20">aaaa</text:span></text:p>
            </table:table-cell>
            <table:table-cell table:style-name="sc178e2300-style_21">
              <text:p text:style-name="sc178e2300-style_22"><text:span text:style-name="sc178e2300-style_23">Pàgina <text:span text:style-name="sc178e2300-style_24"><text:page-number style:num-format="1">press F9 to update</text:page-number></text:span></text:span><text:span text:style-name="sc178e2300-style_25">de <text:span text:style-name="sc178e2300-style_26"><text:page-count style:num-format="1">press F9 to update</text:page-count></text:span></text:span></text:p>
            </table:table-cell>
          </table:table-row>
          <table:table-row table:style-name="sc178e2300-style_27" xml:id="sc178e2300-table_3_2">
            <table:table-cell table:style-name="sc178e2300-style_28">
              <text:p text:style-name="sc178e2300-style_29"><text:span text:style-name="sc178e2300-style_30">Elaborat: </text:span></text:p>
            </table:table-cell>
            <table:table-cell table:style-name="sc178e2300-style_31">
              <text:p text:style-name="sc178e2300-style_32"><text:span text:style-name="sc178e2300-style_33">Revisat: </text:span></text:p>
            </table:table-cell>
            <table:table-cell table:style-name="sc178e2300-style_34">
              <text:p text:style-name="sc178e2300-style_35"><text:span text:style-name="sc178e2300-style_36">Aprovat: </text:span></text:p>
            </table:table-cell>
          </table:table-row>
        </table:table>
      </style:footer>
      <style:header>
        <table:table table:style-name="sc178e2300-style_37" xml:id="sc178e2300-table_38">
          <table:table-column table:number-columns-repeated="1"/>
          <table:table-row table:style-name="sc178e2300-style_39" xml:id="sc178e2300-table_38_0">
            <table:table-cell table:style-name="sc178e2300-style_40">
              <text:p text:style-name="sc178e2300-style_41"><text:span><draw:frame xmlns:draw="urn:oasis:names:tc:opendocument:xmlns:drawing:1.0" xmlns:text="urn:oasis:names:tc:opendocument:xmlns:text:1.0" xmlns:svg="urn:oasis:names:tc:opendocument:xmlns:svg-compatible:1.0" draw:style-name="sc178e2300-style_43" draw:text-style-name="text-sc178e2300-style_43" draw:name="5756b3ad07834" text:anchor-type="as-char" svg:width="6.6875in" svg:height="0.88541666666667in"><draw:image xlink:href="media/docsodtimagesheader.png" xlink:type="simple" xlink:show="embed" xlink:actuate="onLoad"/></draw:frame></text:span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